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/>
    </style:style>
    <style:style style:name="T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/>
    </style:style>
    <style:style style:name="T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/>
    </style:style>
    <style:style style:name="T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1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1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12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13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1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15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/>
    </style:style>
    <style:style style:name="T1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17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1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2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2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2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23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2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2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2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2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2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2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30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3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32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3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34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/>
    </style:style>
    <style:style style:name="T3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3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37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3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39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/>
    </style:style>
    <style:style style:name="T4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4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4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4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44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4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46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4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4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49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5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5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5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5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  <style:style style:name="T54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/>
    </style:style>
    <style:style style:name="T5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/>
    </style:style>
  </office:automatic-styles>
  <office:body>
    <office:text text:use-soft-page-breaks="true">
      <text:p text:style-name="P1"><text:span text:style-name="T2">import<text:s/></text:span><text:span text:style-name="T3">requests</text:span><text:span text:style-name="T4"><text:line-break/></text:span><text:span text:style-name="T5"><text:line-break/></text:span><text:span text:style-name="T6">from<text:s/></text:span><text:span text:style-name="T7">datetime<text:s/></text:span><text:span text:style-name="T8">import<text:s/></text:span><text:span text:style-name="T9">datetime</text:span><text:span text:style-name="T10"><text:line-break/></text:span><text:span text:style-name="T11"><text:line-break/>api_key =<text:s/></text:span><text:span text:style-name="T12">'87d845b0b6cf29baa1a73cc34b067a95'</text:span><text:span text:style-name="T13"><text:line-break/></text:span><text:span text:style-name="T14">location =<text:s/></text:span><text:span text:style-name="T15">input</text:span><text:span text:style-name="T16">(</text:span><text:span text:style-name="T17">"Enter the city name: "</text:span><text:span text:style-name="T18">)</text:span><text:span text:style-name="T19"><text:line-break/></text:span><text:span text:style-name="T20"><text:line-break/>complete_api_link =<text:s/></text:span><text:span text:style-name="T21">"https://api.openweathermap.org/data/2.5/weather?q="</text:span><text:span text:style-name="T22">+location+</text:span><text:span text:style-name="T23">"&amp;appid="</text:span><text:span text:style-name="T24">+api_key</text:span><text:span text:style-name="T25"><text:line-break/>api_link = requests.get(complete_api_link)</text:span><text:span text:style-name="T26"><text:line-break/>api_data = api_link.json()</text:span><text:span text:style-name="T27"><text:line-break/></text:span><text:span text:style-name="T28"><text:line-break/></text:span><text:span text:style-name="T29"><text:line-break/>temp_city = ((api_data[</text:span><text:span text:style-name="T30">'main'</text:span><text:span text:style-name="T31">][</text:span><text:span text:style-name="T32">'temp'</text:span><text:span text:style-name="T33">]) -<text:s/></text:span><text:span text:style-name="T34">273.15</text:span><text:span text:style-name="T35">)</text:span><text:span text:style-name="T36"><text:line-break/>weather_desc = api_data[</text:span><text:span text:style-name="T37">'weather'</text:span><text:span text:style-name="T38">][</text:span><text:span text:style-name="T39">0</text:span><text:span text:style-name="T40">][</text:span><text:span text:style-name="T41">'description'</text:span><text:span text:style-name="T42">]</text:span><text:span text:style-name="T43"><text:line-break/>hmdt = api_data[</text:span><text:span text:style-name="T44">'main'</text:span><text:span text:style-name="T45">][</text:span><text:span text:style-name="T46">'humidity'</text:span><text:span text:style-name="T47">]</text:span><text:span text:style-name="T48"><text:line-break/>wind_spd = api_data[</text:span><text:span text:style-name="T49">'wind'</text:span><text:span text:style-name="T50">][</text:span><text:span text:style-name="T51">'speed'</text:span><text:span text:style-name="T52">]</text:span><text:span text:style-name="T53"><text:line-break/>date_time = datetime.now().strftime(</text:span><text:span text:style-name="T54">"%d %b %Y | %I:%M:%S %p"</text:span><text:span text:style-name="T55">)</text:span></text:p>
      <text:p text:style-name="Normal"><text:s text:c="26"/></text:p>
      <text:p text:style-name="Normal"/>
      <text:p text:style-name="Normal"/>
      <text:p text:style-name="Normal"/>
      <text:p text:style-name="Normal"/>
      <text:p text:style-name="Normal">C:\Users\Thariq\anaconda3\python.exe C:\Users\Thariq\PycharmProjects\pythonProject2\weather.py</text:p>
      <text:p text:style-name="Normal">Enter the city name: cuddalore</text:p>
      <text:p text:style-name="Normal">-------------------------------------------------------------</text:p>
      <text:p text:style-name="Normal">Weather Stats for - CUDDALORE <text:s/>|| 23 Jun 2021 | 04:26:27 PM</text:p>
      <text:p text:style-name="Normal">-------------------------------------------------------------</text:p>
      <text:p text:style-name="Normal">Current temperature is: 29.48 deg C</text:p>
      <text:p text:style-name="Normal">Current weather desc <text:s/>: light rain</text:p>
      <text:p text:style-name="Normal">Current Humidity <text:s text:c="5"/>: 77 %</text:p>
      <text:p text:style-name="Normal">Current wind speed <text:s text:c="3"/>: 11.28 kmph</text:p>
      <text:p text:style-name="Normal"/>
      <text:p text:style-name="Normal">Process finished with exit code 0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ammad Thariq</meta:initial-creator>
    <dc:creator>Mohammad Thariq</dc:creator>
    <meta:creation-date>2021-06-23T11:04:00Z</meta:creation-date>
    <dc:date>2021-06-23T11:06:00Z</dc:date>
    <meta:template xlink:href="Normal" xlink:type="simple"/>
    <meta:editing-cycles>1</meta:editing-cycles>
    <meta:editing-duration>PT120S</meta:editing-duration>
    <meta:document-statistic meta:page-count="1" meta:paragraph-count="2" meta:word-count="157" meta:character-count="1056" meta:row-count="7" meta:non-whitespace-character-count="901"/>
  </office:meta>
</office:document-meta>
</file>